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fb57" officeooo:paragraph-rsid="0004fb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</text:p>
      <text:p text:style-name="P1">hello</text:p>
      <text:p text:style-name="P1">worl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23:14.363858053</dc:date>
    <dc:creator>acer </dc:creator>
    <meta:editing-duration>PT25M17S</meta:editing-duration>
    <meta:editing-cycles>3</meta:editing-cycles>
    <meta:document-statistic meta:table-count="0" meta:image-count="0" meta:object-count="0" meta:page-count="1" meta:paragraph-count="3" meta:word-count="3" meta:character-count="12" meta:non-whitespace-character-count="12"/>
  </office:meta>
</office:document-meta>
</file>